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vertical-align="auto" style:writing-mode="lr-tb">
        <style:tab-stops>
          <style:tab-stop style:position="1.7in"/>
        </style:tab-stops>
      </style:paragraph-properties>
    </style:style>
    <style:style style:name="P3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vertical-align="auto" style:writing-mode="lr-tb"/>
      <style:text-properties style:font-name-complex="Times New Roman"/>
    </style:style>
    <style:style style:name="T1" style:family="text">
      <style:text-properties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include &lt;stdlib.h&gt;</text:p>
      <text:p text:style-name="P1">#include &lt;string.h&gt;</text:p>
      <text:p text:style-name="P2"><text:span text:style-name="T1"><text:tab/></text:span></text:p>
      <text:p text:style-name="P1">void menu()</text:p>
      <text:p text:style-name="P1"><text:span text:style-name="T1">{</text:span></text:p>
      <text:p text:style-name="P1"><text:s text:c="4"/>printf("======================= Welcome to our library! =======================\n");</text:p>
      <text:p text:style-name="P1"><text:s text:c="4"/>printf(" <text:s text:c="2"/>You can implement the following functions in our library~(ღ˘⌣˘ღ)~ <text:s text:c="2"/>\n\n");</text:p>
      <text:p text:style-name="P1"><text:s text:c="4"/>printf(" <text:s text:c="32"/>menu <text:s text:c="33"/>\n");</text:p>
      <text:p text:style-name="P1"><text:s text:c="4"/>printf(" <text:s text:c="19"/>◤ --------------------------◥ <text:s text:c="21"/>\n");</text:p>
      <text:p text:style-name="P1"><text:s text:c="4"/>printf(" <text:s text:c="20"/>・Query book entries <text:s text:c="4"/>(i) <text:s text:c="21"/>\n");</text:p>
      <text:p text:style-name="P1"><text:s text:c="4"/>printf(" <text:s text:c="20"/>・Add book entries <text:s text:c="6"/>(a) <text:s text:c="21"/>\n");</text:p>
      <text:p text:style-name="P1"><text:s text:c="4"/>printf(" <text:s text:c="20"/>・Update book entries <text:s text:c="3"/>(u) <text:s text:c="21"/>\n");</text:p>
      <text:p text:style-name="P1"><text:s text:c="4"/>printf(" <text:s text:c="20"/>・Delete book entries <text:s text:c="3"/>(d) <text:s text:c="21"/>\n");</text:p>
      <text:p text:style-name="P1"><text:s text:c="4"/>printf(" <text:s text:c="20"/>・Display book entries <text:s text:c="2"/>(s) <text:s text:c="21"/>\n");</text:p>
      <text:p text:style-name="P1"><text:s text:c="4"/>printf(" <text:s text:c="20"/>・Display book statistics(c) <text:s text:c="21"/>\n");</text:p>
      <text:p text:style-name="P1"><text:s text:c="4"/>printf(" <text:s text:c="20"/>・Exit system <text:s text:c="11"/>(q) <text:s text:c="21"/>\n");</text:p>
      <text:p text:style-name="P1"><text:s text:c="4"/>printf(" <text:s text:c="19"/>◣ --------------------------◢ <text:s text:c="21"/>\n\n");</text:p>
      <text:p text:style-name="P1"><text:s text:c="4"/>printf("Please enter the command:\n");</text:p>
      <text:p text:style-name="P1"><text:span text:style-name="T1">}</text:span></text:p>
      <text:p text:style-name="P3"/>
      <text:p text:style-name="P1">void write_file(struct book *head)</text:p>
      <text:p text:style-name="P1"><text:span text:style-name="T1">{</text:span></text:p>
      <text:p text:style-name="P1"><text:s text:c="4"/>char sx[30], ch;</text:p>
      <text:p text:style-name="P1"><text:s text:c="4"/>struct book *p = NULL;</text:p>
      <text:p text:style-name="P1"><text:s text:c="4"/>FILE *fp;</text:p>
      <text:p text:style-name="P1"><text:s text:c="4"/>if ((fp = fopen("information.csv", "w+")) == NULL)</text:p>
      <text:p text:style-name="P1"><text:s text:c="4"/>{</text:p>
      <text:p text:style-name="P1"><text:s text:c="8"/>printf("Error!\n");</text:p>
      <text:p text:style-name="P1"><text:s text:c="8"/>exit(1);</text:p>
      <text:p text:style-name="P1"><text:s text:c="4"/>}</text:p>
      <text:p text:style-name="P1"><text:s text:c="4"/>p = head;</text:p>
      <text:p text:style-name="P1"><text:s text:c="4"/>while (p != NULL)</text:p>
      <text:p text:style-name="P1"><text:s text:c="4"/>{</text:p>
      <text:p text:style-name="P1"><text:s text:c="8"/>fputs(p-&gt;title, fp);</text:p>
      <text:p text:style-name="P1"><text:s text:c="8"/>fputc(',', fp);</text:p>
      <text:p text:style-name="P3"/>
      <text:p text:style-name="P1"><text:s text:c="8"/>fputs(p-&gt;author, fp);</text:p>
      <text:p text:style-name="P1"><text:s text:c="8"/>fputc(',', fp);</text:p>
      <text:p text:style-name="P3"/>
      <text:p text:style-name="P1"><text:s text:c="8"/>fputs(p-&gt;ISBN, fp);</text:p>
      <text:p text:style-name="P1"><text:s text:c="8"/>fputc(',', fp);</text:p>
      <text:p text:style-name="P3"/>
      <text:p text:style-name="P1"><text:s text:c="8"/>sprintf(sx, "%lf", p-&gt;price);</text:p>
      <text:p text:style-name="P1"><text:s text:c="8"/>fputs(sx, fp);</text:p>
      <text:p text:style-name="P1"><text:s text:c="8"/>fputc('\n', fp);</text:p>
      <text:p text:style-name="P3"/>
      <text:p text:style-name="P1"><text:soft-page-break/><text:s text:c="8"/>p = p-&gt;next;</text:p>
      <text:p text:style-name="P1"><text:s text:c="4"/>}</text:p>
      <text:p text:style-name="P1"><text:s text:c="4"/>fclose(fp);</text:p>
      <text:p text:style-name="P1"><text:span text:style-name="T1">}</text:span></text:p>
      <text:p text:style-name="P3"/>
      <text:p text:style-name="P1">void search(struct book *head, char *target, int way)</text:p>
      <text:p text:style-name="P1"><text:span text:style-name="T1">{</text:span></text:p>
      <text:p text:style-name="P1"><text:s text:c="4"/>int i, j, k;</text:p>
      <text:p text:style-name="P1"><text:s text:c="4"/>struct book *p = NULL;</text:p>
      <text:p text:style-name="P1"><text:s text:c="4"/>p = head;</text:p>
      <text:p text:style-name="P1"><text:s text:c="4"/>switch (way)</text:p>
      <text:p text:style-name="P1"><text:s text:c="4"/>{</text:p>
      <text:p text:style-name="P1"><text:s text:c="8"/>case 1:</text:p>
      <text:p text:style-name="P1"><text:s text:c="12"/>while (p != NULL)</text:p>
      <text:p text:style-name="P1"><text:s text:c="12"/>{</text:p>
      <text:p text:style-name="P1"><text:s text:c="16"/>if (strcmp(p-&gt;ISBN, target) == 0)</text:p>
      <text:p text:style-name="P1"><text:s text:c="16"/>{</text:p>
      <text:p text:style-name="P1"><text:s text:c="20"/>printf("%s\t%s\t%s\t%f\n", p-&gt;title, p-&gt;author, p-&gt;ISBN, p-&gt;price);</text:p>
      <text:p text:style-name="P1"><text:s text:c="20"/>break;</text:p>
      <text:p text:style-name="P1"><text:s text:c="16"/>}</text:p>
      <text:p text:style-name="P1"><text:s text:c="16"/>p = p-&gt;next;</text:p>
      <text:p text:style-name="P1"><text:s text:c="12"/>}</text:p>
      <text:p text:style-name="P1"><text:s text:c="12"/>break;</text:p>
      <text:p text:style-name="P1"><text:s text:c="8"/>case 2:</text:p>
      <text:p text:style-name="P1"><text:s text:c="12"/>while (p != NULL)</text:p>
      <text:p text:style-name="P1"><text:s text:c="12"/>{</text:p>
      <text:p text:style-name="P1"><text:s text:c="16"/>for (i = 0; i &lt;= strlen(p-&gt;title) - 1; i++)</text:p>
      <text:p text:style-name="P1"><text:s text:c="16"/>{</text:p>
      <text:p text:style-name="P3"/>
      <text:p text:style-name="P1"><text:s text:c="20"/>for (k = 0, j = i; p-&gt;title[j] == target[k]; k++, j++)</text:p>
      <text:p text:style-name="P1"><text:s text:c="24"/>printf("%d\n", k);</text:p>
      <text:p text:style-name="P1"><text:s text:c="20"/>if (k == strlen(target))</text:p>
      <text:p text:style-name="P1"><text:s text:c="24"/>if (p-&gt;title[i + k] == ' ' || p-&gt;title[i + k] == '\0')</text:p>
      <text:p text:style-name="P1"><text:s text:c="28"/>printf("%s\t%s\t%s\t%f\n", p-&gt;title, p-&gt;author, p-&gt;ISBN, p-&gt;price);</text:p>
      <text:p text:style-name="P1"><text:s text:c="16"/>}</text:p>
      <text:p text:style-name="P1"><text:s text:c="16"/>p = p-&gt;next;</text:p>
      <text:p text:style-name="P1"><text:s text:c="12"/>}</text:p>
      <text:p text:style-name="P1"><text:s text:c="12"/>break;</text:p>
      <text:p text:style-name="P1"><text:s text:c="8"/>case 3:</text:p>
      <text:p text:style-name="P1"><text:s text:c="12"/>while (p != NULL)</text:p>
      <text:p text:style-name="P1"><text:s text:c="12"/>{</text:p>
      <text:p text:style-name="P1"><text:s text:c="16"/>if (strcmp(p-&gt;author, target) == 0)</text:p>
      <text:p text:style-name="P1"><text:s text:c="20"/>printf("%s\t%s\t%s\t%f\n", p-&gt;title, p-&gt;author, p-&gt;ISBN, p-&gt;price);</text:p>
      <text:p text:style-name="P1"><text:s text:c="16"/>p = p-&gt;next;</text:p>
      <text:p text:style-name="P1"><text:s text:c="12"/>}</text:p>
      <text:p text:style-name="P1"><text:s text:c="12"/>break;</text:p>
      <text:p text:style-name="P1"><text:s text:c="8"/>default:</text:p>
      <text:p text:style-name="P1"><text:s text:c="12"/>printf("Error Command!\n");</text:p>
      <text:p text:style-name="P1"><text:s text:c="4"/>}</text:p>
      <text:p text:style-name="P1"><text:soft-page-break/><text:span text:style-name="T1">}</text:span></text:p>
      <text:p text:style-name="P3"/>
      <text:p text:style-name="P1">void insert(struct book *head, char *add_ISBN, char *add_title, char *add_author, double add_price)</text:p>
      <text:p text:style-name="P1"><text:span text:style-name="T1">{</text:span></text:p>
      <text:p text:style-name="P1"><text:s text:c="4"/>struct book *p = NULL, *tmp = NULL;</text:p>
      <text:p text:style-name="P1"><text:s text:c="4"/>int flag = 0;</text:p>
      <text:p text:style-name="P1"><text:s text:c="4"/>p = head;</text:p>
      <text:p text:style-name="P1"><text:s text:c="4"/>while (p != NULL)</text:p>
      <text:p text:style-name="P1"><text:s text:c="4"/>{</text:p>
      <text:p text:style-name="P1"><text:s text:c="8"/>flag = 0;</text:p>
      <text:p text:style-name="P1"><text:s text:c="8"/>if (strcmp(p-&gt;ISBN, add_ISBN) == 0)</text:p>
      <text:p text:style-name="P1"><text:s text:c="8"/>{</text:p>
      <text:p text:style-name="P1"><text:s text:c="12"/>printf("The SIBN has already existed!\n");</text:p>
      <text:p text:style-name="P1"><text:s text:c="12"/>flag = 1;</text:p>
      <text:p text:style-name="P1"><text:s text:c="8"/>}</text:p>
      <text:p text:style-name="P1"><text:s text:c="8"/>if (atof(p-&gt;ISBN) &lt; atof(add_ISBN))</text:p>
      <text:p text:style-name="P1"><text:s text:c="12"/>tmp = p;</text:p>
      <text:p text:style-name="P1"><text:s text:c="8"/>if (flag == 0);</text:p>
      <text:p text:style-name="P1"><text:s text:c="12"/>break;</text:p>
      <text:p text:style-name="P1"><text:s text:c="8"/>scanf("%s", add_ISBN);</text:p>
      <text:p text:style-name="P1"><text:s text:c="4"/>}</text:p>
      <text:p text:style-name="P1"><text:s text:c="4"/>struct book *newp = (struct book *)malloc(sizeof(struct book));</text:p>
      <text:p text:style-name="P1"><text:s text:c="4"/>if (p != head)</text:p>
      <text:p text:style-name="P1"><text:s text:c="4"/>{</text:p>
      <text:p text:style-name="P1"><text:s text:c="8"/>newp-&gt;next = tmp-&gt;next;</text:p>
      <text:p text:style-name="P1"><text:s text:c="8"/>tmp-&gt;next = newp;</text:p>
      <text:p text:style-name="P1"><text:s text:c="4"/>}</text:p>
      <text:p text:style-name="P1"><text:s text:c="4"/>else</text:p>
      <text:p text:style-name="P1"><text:s text:c="4"/>{</text:p>
      <text:p text:style-name="P1"><text:s text:c="8"/>newp-&gt;next = head;</text:p>
      <text:p text:style-name="P1"><text:s text:c="8"/>head = newp;</text:p>
      <text:p text:style-name="P1"><text:s text:c="4"/>}</text:p>
      <text:p text:style-name="P1"><text:s text:c="4"/>strcpy(newp-&gt;ISBN, add_ISBN);</text:p>
      <text:p text:style-name="P1"><text:s text:c="4"/>strcpy(newp-&gt;title, add_title);</text:p>
      <text:p text:style-name="P1"><text:s text:c="4"/>strcpy(newp-&gt;author, add_author);</text:p>
      <text:p text:style-name="P1"><text:s text:c="4"/>newp-&gt;price = add_price;</text:p>
      <text:p text:style-name="P1"><text:span text:style-name="T1">}</text:span></text:p>
      <text:p text:style-name="P3"/>
      <text:p text:style-name="P1">void update(struct book *head, char *update_ISBN, char *update_title, char *update_author, double update_price)</text:p>
      <text:p text:style-name="P1"><text:span text:style-name="T1">{</text:span></text:p>
      <text:p text:style-name="P1"><text:s text:c="4"/>int flag = 0;</text:p>
      <text:p text:style-name="P1"><text:s text:c="4"/>struct book *p;</text:p>
      <text:p text:style-name="P1"><text:s text:c="4"/>p = head;</text:p>
      <text:p text:style-name="P1"><text:s text:c="4"/>while (p != NULL)</text:p>
      <text:p text:style-name="P1"><text:s text:c="4"/>{</text:p>
      <text:p text:style-name="P1"><text:s text:c="8"/>if (strcmp(p-&gt;ISBN, update_ISBN) == 0)</text:p>
      <text:p text:style-name="P1"><text:s text:c="8"/>{</text:p>
      <text:p text:style-name="P1"><text:s text:c="12"/>flag = 1;</text:p>
      <text:p text:style-name="P1"><text:soft-page-break/><text:s text:c="12"/>break;</text:p>
      <text:p text:style-name="P1"><text:s text:c="8"/>}</text:p>
      <text:p text:style-name="P1"><text:s text:c="8"/>p = p-&gt;next;</text:p>
      <text:p text:style-name="P1"><text:s text:c="4"/>}</text:p>
      <text:p text:style-name="P1"><text:s text:c="4"/>if (flag == 0)</text:p>
      <text:p text:style-name="P1"><text:s text:c="8"/>printf("The book items you want to modify do not exist!\n");</text:p>
      <text:p text:style-name="P1"><text:s text:c="4"/>if (flag == 1)</text:p>
      <text:p text:style-name="P1"><text:s text:c="4"/>{</text:p>
      <text:p text:style-name="P1"><text:s text:c="8"/>strcpy(p-&gt;title, update_title);</text:p>
      <text:p text:style-name="P1"><text:s text:c="8"/>strcpy(p-&gt;author, update_author);</text:p>
      <text:p text:style-name="P1"><text:s text:c="8"/>p-&gt;price = update_price;</text:p>
      <text:p text:style-name="P1"><text:s text:c="8"/>printf("You have updated success!\n");</text:p>
      <text:p text:style-name="P1"><text:s text:c="4"/>}</text:p>
      <text:p text:style-name="P1"><text:span text:style-name="T1">}</text:span></text:p>
      <text:p text:style-name="P3"/>
      <text:p text:style-name="P1">void delete(struct book *head, char *delete_ISBN)</text:p>
      <text:p text:style-name="P1"><text:span text:style-name="T1">{</text:span></text:p>
      <text:p text:style-name="P1"><text:s text:c="4"/>int flag = 0;</text:p>
      <text:p text:style-name="P1"><text:s text:c="4"/>struct book *p = NULL, *pre = NULL;</text:p>
      <text:p text:style-name="P1"><text:s text:c="4"/>p = head;</text:p>
      <text:p text:style-name="P1"><text:s text:c="4"/>while (p != NULL)</text:p>
      <text:p text:style-name="P1"><text:s text:c="4"/>{</text:p>
      <text:p text:style-name="P1"><text:s text:c="8"/>if (strcmp(p-&gt;ISBN, delete_ISBN))</text:p>
      <text:p text:style-name="P1"><text:s text:c="8"/>{</text:p>
      <text:p text:style-name="P1"><text:s text:c="12"/>flag = 1;</text:p>
      <text:p text:style-name="P1"><text:s text:c="12"/>break;</text:p>
      <text:p text:style-name="P1"><text:s text:c="8"/>}</text:p>
      <text:p text:style-name="P1"><text:s text:c="8"/>pre = p;</text:p>
      <text:p text:style-name="P1"><text:s text:c="8"/>p = p-&gt;next;</text:p>
      <text:p text:style-name="P1"><text:s text:c="4"/>}</text:p>
      <text:p text:style-name="P1"><text:s text:c="4"/>if (flag == 0)</text:p>
      <text:p text:style-name="P1"><text:s text:c="8"/>printf("The book items you want to delete do not exist!\n");</text:p>
      <text:p text:style-name="P1"><text:s text:c="4"/>if (flag == 1)</text:p>
      <text:p text:style-name="P1"><text:s text:c="4"/>{</text:p>
      <text:p text:style-name="P1"><text:s text:c="8"/>if (p == head)</text:p>
      <text:p text:style-name="P1"><text:s text:c="12"/>head = head-&gt;next;</text:p>
      <text:p text:style-name="P1"><text:s text:c="8"/>else</text:p>
      <text:p text:style-name="P1"><text:s text:c="12"/>pre-&gt;next = p-&gt;next;</text:p>
      <text:p text:style-name="P1"><text:s text:c="8"/>free(p);</text:p>
      <text:p text:style-name="P1"><text:s text:c="4"/>}</text:p>
      <text:p text:style-name="P1"><text:span text:style-name="T1">}</text:span></text:p>
      <text:p text:style-name="P3"/>
      <text:p text:style-name="P1">void show(struct book *head)</text:p>
      <text:p text:style-name="P1"><text:span text:style-name="T1">{</text:span></text:p>
      <text:p text:style-name="P1"><text:s text:c="4"/>int i, j;</text:p>
      <text:p text:style-name="P1"><text:s text:c="4"/>struct book *p = NULL, *pm[15], *temp;</text:p>
      <text:p text:style-name="P1"><text:s text:c="4"/>p = head;</text:p>
      <text:p text:style-name="P1"><text:s text:c="4"/>for (i = 0; i &lt;= 14; i++)</text:p>
      <text:p text:style-name="P1"><text:s text:c="4"/>{</text:p>
      <text:p text:style-name="P1"><text:soft-page-break/><text:s text:c="8"/>pm[i] = p;</text:p>
      <text:p text:style-name="P1"><text:s text:c="8"/>p = p-&gt;next;</text:p>
      <text:p text:style-name="P1"><text:s text:c="4"/>}</text:p>
      <text:p text:style-name="P3"/>
      <text:p text:style-name="P1"><text:s text:c="4"/>for (i = 0; i &lt; 14; i++)</text:p>
      <text:p text:style-name="P1"><text:s text:c="8"/>for (j = 0; j &lt; 14 - i; j++)</text:p>
      <text:p text:style-name="P1"><text:s text:c="12"/>if (strcmp(pm[j]-&gt;title, pm[j + 1]-&gt;title) &gt; 0)</text:p>
      <text:p text:style-name="P1"><text:s text:c="12"/>{</text:p>
      <text:p text:style-name="P1"><text:s text:c="16"/>temp = pm[j];</text:p>
      <text:p text:style-name="P1"><text:s text:c="16"/>pm[j] = pm[j + 1];</text:p>
      <text:p text:style-name="P1"><text:s text:c="16"/>pm[j + 1] = temp;</text:p>
      <text:p text:style-name="P1"><text:s text:c="12"/>}</text:p>
      <text:p text:style-name="P1"><text:s text:c="4"/>for (i = 14; i &gt;= 0; i--)</text:p>
      <text:p text:style-name="P1"><text:s text:c="8"/>printf("%s\t%s\t%s\t%f\n", pm[i]-&gt;title, pm[i]-&gt;author, pm[i]-&gt;ISBN, pm[i]-&gt;price);</text:p>
      <text:p text:style-name="P1"><text:span text:style-name="T1">}</text:span></text:p>
      <text:p text:style-name="P3"/>
      <text:p text:style-name="P1">void count(struct book *head)</text:p>
      <text:p text:style-name="P1"><text:span text:style-name="T1">{</text:span></text:p>
      <text:p text:style-name="P1"><text:s text:c="4"/>int cnt = 0, flag = 0;</text:p>
      <text:p text:style-name="P1"><text:s text:c="4"/>struct book *p = NULL, *pre = NULL, *pmax = NULL, *pmin = NULL;</text:p>
      <text:p text:style-name="P1"><text:s text:c="4"/>p = head;</text:p>
      <text:p text:style-name="P1"><text:s text:c="4"/>while (p != NULL)</text:p>
      <text:p text:style-name="P1"><text:s text:c="4"/>{</text:p>
      <text:p text:style-name="P1"><text:s text:c="8"/>cnt++;</text:p>
      <text:p text:style-name="P1"><text:s text:c="8"/>p = p-&gt;next;</text:p>
      <text:p text:style-name="P1"><text:s text:c="4"/>}</text:p>
      <text:p text:style-name="P1"><text:s text:c="4"/>printf("Number of books:%d\n", cnt);</text:p>
      <text:p text:style-name="P3"/>
      <text:p text:style-name="P1"><text:s text:c="4"/>cnt = 0;</text:p>
      <text:p text:style-name="P1"><text:s text:c="4"/>p = head;</text:p>
      <text:p text:style-name="P1"><text:s text:c="4"/>while (p != NULL)</text:p>
      <text:p text:style-name="P1"><text:s text:c="4"/>{</text:p>
      <text:p text:style-name="P1"><text:s text:c="8"/>flag = 0;</text:p>
      <text:p text:style-name="P1"><text:s text:c="8"/>pre = head;</text:p>
      <text:p text:style-name="P1"><text:s text:c="8"/>while (pre != p)</text:p>
      <text:p text:style-name="P1"><text:s text:c="8"/>{</text:p>
      <text:p text:style-name="P1"><text:s text:c="12"/>if (strcmp(pre-&gt;author, p-&gt;author) == 0)</text:p>
      <text:p text:style-name="P1"><text:s text:c="12"/>{</text:p>
      <text:p text:style-name="P1"><text:s text:c="16"/>flag = 1;</text:p>
      <text:p text:style-name="P1"><text:s text:c="16"/>break;</text:p>
      <text:p text:style-name="P3"/>
      <text:p text:style-name="P1"><text:s text:c="12"/>}</text:p>
      <text:p text:style-name="P1"><text:s text:c="12"/>pre = pre-&gt;next;</text:p>
      <text:p text:style-name="P1"><text:s text:c="8"/>}</text:p>
      <text:p text:style-name="P1"><text:s text:c="8"/>if (flag == 0)</text:p>
      <text:p text:style-name="P1"><text:s text:c="12"/>cnt++;</text:p>
      <text:p text:style-name="P1"><text:s text:c="8"/>p = p-&gt;next;</text:p>
      <text:p text:style-name="P1"><text:s text:c="4"/>}</text:p>
      <text:p text:style-name="P1"><text:s text:c="4"/>printf("Number of author:%d\n", cnt);</text:p>
      <text:p text:style-name="P3"><text:soft-page-break/></text:p>
      <text:p text:style-name="P1"><text:s text:c="4"/>p = head;</text:p>
      <text:p text:style-name="P1"><text:s text:c="4"/>pmax = head;</text:p>
      <text:p text:style-name="P1"><text:s text:c="4"/>pmin = head;</text:p>
      <text:p text:style-name="P1"><text:s text:c="4"/>while (p != NULL)</text:p>
      <text:p text:style-name="P1"><text:s text:c="4"/>{</text:p>
      <text:p text:style-name="P1"><text:s text:c="8"/>if (pmax-&gt;price &lt; p-&gt;price)</text:p>
      <text:p text:style-name="P1"><text:s text:c="12"/>pmax = p;</text:p>
      <text:p text:style-name="P1"><text:s text:c="8"/>if (pmin-&gt;price &gt; p-&gt;price)</text:p>
      <text:p text:style-name="P1"><text:s text:c="12"/>pmin = p;</text:p>
      <text:p text:style-name="P1"><text:s text:c="8"/>pre = p;</text:p>
      <text:p text:style-name="P1"><text:s text:c="8"/>p = p-&gt;next;</text:p>
      <text:p text:style-name="P1"><text:s text:c="4"/>}</text:p>
      <text:p text:style-name="P1"><text:s text:c="4"/>printf("The most expensive books:\n");</text:p>
      <text:p text:style-name="P1"><text:s text:c="4"/>printf("%s\t%s\t%s\t%f\n", pmax-&gt;title, pmax-&gt;author, pmax-&gt;ISBN, pmax-&gt;price);</text:p>
      <text:p text:style-name="P1"><text:s text:c="4"/>printf("The lowest price books are:\n");</text:p>
      <text:p text:style-name="P1"><text:s text:c="4"/>printf("%s\t%s\t%s\t%f\n", pmin-&gt;title, pmin-&gt;author, pmin-&gt;ISBN, pmin-&gt;price);</text:p>
      <text:p text:style-name="P3"/>
      <text:p text:style-name="P1"><text:span text:style-name="T1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0pt" fo:language="en" fo:country="US" style:font-name-asian="宋体" style:font-family-asian="宋体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22:24:53.097251449</meta:creation-date>
    <dc:date>2017-12-30T22:26:11.966601645</dc:date>
    <meta:editing-duration>PT1M21S</meta:editing-duration>
    <meta:editing-cycles>1</meta:editing-cycles>
    <meta:document-statistic meta:table-count="0" meta:image-count="0" meta:object-count="0" meta:page-count="6" meta:paragraph-count="244" meta:word-count="779" meta:character-count="6562" meta:non-whitespace-character-count="3870"/>
    <meta:generator>LibreOffice/5.1.6.2$Linux_X86_64 LibreOffice_project/10m0$Build-2</meta:generator>
  </office:meta>
</office:document-meta>
</file>